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697cm" style:rel-width="100%" table:align="center" style:may-break-between-rows="false"/>
    </style:style>
    <style:style style:name="Tabelle1.A" style:family="table-column">
      <style:table-column-properties style:column-width="13.697cm" style:rel-column-width="7765*"/>
    </style:style>
    <style:style style:name="Tabelle1.1" style:family="table-row">
      <style:table-row-properties style:row-height="1.101cm"/>
    </style:style>
    <style:style style:name="Tabelle1.A1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elle1.2" style:family="table-row">
      <style:table-row-properties style:min-row-height="3.5cm"/>
    </style:style>
    <style:style style:name="Tabelle4" style:family="table">
      <style:table-properties style:width="13.697cm" style:rel-width="100%" table:align="center" style:may-break-between-rows="false"/>
    </style:style>
    <style:style style:name="Tabelle4.A" style:family="table-column">
      <style:table-column-properties style:column-width="13.697cm" style:rel-column-width="7765*"/>
    </style:style>
    <style:style style:name="Tabelle4.1" style:family="table-row">
      <style:table-row-properties style:row-height="1.101cm"/>
    </style:style>
    <style:style style:name="Tabelle4.A1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elle4.2" style:family="table-row">
      <style:table-row-properties style:min-row-height="3.5cm"/>
    </style:style>
    <style:style style:name="Tabelle2" style:family="table">
      <style:table-properties style:width="13.697cm" style:rel-width="100%" table:align="center" style:may-break-between-rows="false"/>
    </style:style>
    <style:style style:name="Tabelle2.A" style:family="table-column">
      <style:table-column-properties style:column-width="13.697cm" style:rel-column-width="7765*"/>
    </style:style>
    <style:style style:name="Tabelle2.1" style:family="table-row">
      <style:table-row-properties style:row-height="1.101cm"/>
    </style:style>
    <style:style style:name="Tabelle2.A1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elle2.2" style:family="table-row">
      <style:table-row-properties style:min-row-height="3.5cm"/>
    </style:style>
    <style:style style:name="Tabelle6" style:family="table">
      <style:table-properties style:width="13.697cm" style:rel-width="100%" table:align="center" style:may-break-between-rows="false"/>
    </style:style>
    <style:style style:name="Tabelle6.A" style:family="table-column">
      <style:table-column-properties style:column-width="13.697cm" style:rel-column-width="7765*"/>
    </style:style>
    <style:style style:name="Tabelle6.1" style:family="table-row">
      <style:table-row-properties style:row-height="2.829cm"/>
    </style:style>
    <style:style style:name="Tabelle6.A1" style:family="table-cell">
      <style:table-cell-properties style:vertical-align="" fo:background-color="transparent" fo:padding-left="0.101cm" fo:padding-right="0.101cm" fo:padding-top="0cm" fo:padding-bottom="0cm" fo:border="none">
        <style:background-image/>
      </style:table-cell-properties>
    </style:style>
    <style:style style:name="Tabelle6.A2" style:family="table-cell">
      <style:table-cell-properties style:vertical-align="bottom" fo:background-color="transparent" fo:padding-left="0.101cm" fo:padding-right="0.101cm" fo:padding-top="0cm" fo:padding-bottom="0cm" fo:border="non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fo:font-size="26pt" officeooo:rsid="00091464" officeooo:paragraph-rsid="00091464" style:font-size-asian="26pt" style:font-size-complex="26pt"/>
    </style:style>
    <style:style style:name="P2" style:family="paragraph" style:parent-style-name="Table_20_Contents">
      <style:text-properties fo:font-size="60pt" fo:font-weight="bold" officeooo:rsid="00098c2e" officeooo:paragraph-rsid="00098c2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text-properties fo:font-size="60pt" fo:font-weight="bold" officeooo:rsid="000bc9cf" officeooo:paragraph-rsid="000bc9cf" style:font-size-asian="60pt" style:font-weight-asian="bold" style:font-size-complex="6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60pt" fo:font-weight="bold" officeooo:rsid="000bc9cf" officeooo:paragraph-rsid="000bc9cf" style:font-size-asian="60pt" style:font-weight-asian="bold" style:font-size-complex="60pt" style:font-weight-complex="bold"/>
    </style:style>
    <style:style style:name="P6" style:family="paragraph" style:parent-style-name="Table_20_Contents">
      <style:text-properties fo:font-size="60pt" fo:font-weight="bold" officeooo:rsid="00098c2e" officeooo:paragraph-rsid="000bc9cf" style:font-size-asian="60pt" style:font-weight-asian="bold" style:font-size-complex="60pt" style:font-weight-complex="bold"/>
    </style:style>
    <style:style style:name="T1" style:family="text">
      <style:text-properties officeooo:rsid="0009e3da"/>
    </style:style>
    <style:style style:name="fr1" style:family="graphic" style:parent-style-name="Frame">
      <style:graphic-properties style:run-through="foreground" style:protect="none" style:wrap="none" style:vertical-pos="top" style:vertical-rel="text" style:horizontal-pos="left" style:horizontal-rel="paragraph" fo:background-color="transparent" style:background-transparency="100%" draw:fill="solid" fo:padding="0.15cm" fo:border="0.06pt dashed #000000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Rahmen1" text:anchor-type="as-char" svg:width="14cm" svg:height="6.001cm" draw:z-index="0"><draw:text-box><table:table table:name="Tabelle1" table:style-name="Tabelle1"><table:table-column table:style-name="Tabelle1.A"/><table:table-row table:style-name="Tabelle1.1"><table:table-cell table:style-name="Tabelle1.A1" office:value-type="string"><text:p text:style-name="P1">Master</text:p></table:table-cell></table:table-row><table:table-row table:style-name="Tabelle1.2"><table:table-cell table:style-name="Tabelle1.A1" office:value-type="string"><text:p text:style-name="P4">Project 1</text:p></table:table-cell></table:table-row><table:table-row table:style-name="Tabelle1.1"><table:table-cell table:style-name="Tabelle1.A1" office:value-type="string"><text:p text:style-name="P1">Production</text:p></table:table-cell></table:table-row></table:table><text:p text:style-name="Table_20_Contents"/></draw:text-box></draw:frame><draw:frame draw:style-name="fr1" draw:name="Rahmen4" text:anchor-type="as-char" svg:width="14cm" svg:height="6.001cm" draw:z-index="1"><draw:text-box><table:table table:name="Tabelle4" table:style-name="Tabelle4"><table:table-column table:style-name="Tabelle4.A"/><table:table-row table:style-name="Tabelle4.1"><table:table-cell table:style-name="Tabelle4.A1" office:value-type="string"><text:p text:style-name="P1">Master</text:p></table:table-cell></table:table-row><table:table-row table:style-name="Tabelle4.2"><table:table-cell table:style-name="Tabelle4.A1" office:value-type="string"><text:p text:style-name="P4">Project 2</text:p></table:table-cell></table:table-row><table:table-row table:style-name="Tabelle4.1"><table:table-cell table:style-name="Tabelle4.A1" office:value-type="string"><text:p text:style-name="P1">Production</text:p></table:table-cell></table:table-row></table:table><text:p text:style-name="Table_20_Contents"/></draw:text-box></draw:frame><draw:frame draw:style-name="fr1" draw:name="Rahmen2" text:anchor-type="as-char" svg:width="14cm" svg:height="6.001cm" draw:z-index="3"><draw:text-box><table:table table:name="Tabelle2" table:style-name="Tabelle2"><table:table-column table:style-name="Tabelle2.A"/><table:table-row table:style-name="Tabelle2.1"><table:table-cell table:style-name="Tabelle2.A1" office:value-type="string"><text:p text:style-name="P1">Master</text:p></table:table-cell></table:table-row><table:table-row table:style-name="Tabelle2.2"><table:table-cell table:style-name="Tabelle2.A1" office:value-type="string"><text:p text:style-name="P4">Project 3</text:p></table:table-cell></table:table-row><table:table-row table:style-name="Tabelle2.1"><table:table-cell table:style-name="Tabelle2.A1" office:value-type="string"><text:p text:style-name="P1">Production</text:p></table:table-cell></table:table-row></table:table><text:p text:style-name="Table_20_Contents"/></draw:text-box></draw:frame><draw:frame draw:style-name="fr1" draw:name="Rahmen6" text:anchor-type="as-char" svg:width="14cm" svg:height="6.001cm" draw:z-index="2"><draw:text-box><table:table table:name="Tabelle6" table:style-name="Tabelle6"><table:table-column table:style-name="Tabelle6.A"/><table:table-row table:style-name="Tabelle6.1"><table:table-cell table:style-name="Tabelle6.A1" office:value-type="string"><text:p text:style-name="P5">Project 4</text:p></table:table-cell></table:table-row><table:table-row table:style-name="Tabelle6.1"><table:table-cell table:style-name="Tabelle6.A2" office:value-type="string"><text:p text:style-name="P6"><text:span text:style-name="T1">Project 5</text:span></text:p></table:table-cell></table:table-row></table:table><text:p text:style-name="Tabl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 style:text-rotation-angle="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13:37:46.378065000</meta:creation-date>
    <meta:editing-duration>P0D</meta:editing-duration>
    <meta:editing-cycles>1</meta:editing-cycles>
    <meta:generator>LibreOffice/4.1.0.4$MacOSX_x86 LibreOffice_project/89ea49ddacd9aa532507cbf852f2bb22b1ace28</meta:generator>
    <dc:title>Extreme Feedback Device - Application Cards</dc:title>
    <meta:document-statistic meta:table-count="4" meta:image-count="0" meta:object-count="0" meta:page-count="1" meta:paragraph-count="12" meta:word-count="16" meta:character-count="93" meta:non-whitespace-character-count="88"/>
  </office:meta>
</office:document-meta>
</file>